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6.158cm" style:rel-column-width="3491*"/>
    </style:style>
    <style:style style:name="Таблица1.B" style:family="table-column">
      <style:table-column-properties style:column-width="10.843cm" style:rel-column-width="614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3" style:family="table-row">
      <style:table-row-properties style:min-row-height="6.092cm"/>
    </style:style>
    <style:style style:name="Таблица1.9" style:family="table-row">
      <style:table-row-properties style:min-row-height="6.826cm"/>
    </style:style>
    <style:style style:name="P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style:font-name="Times New Roman" fo:font-size="8pt" style:font-size-asian="8pt" style:font-size-complex="8pt"/>
    </style:style>
    <style:style style:name="P3" style:family="paragraph" style:parent-style-name="Table_20_Contents">
      <style:text-properties style:font-name="Times New Roman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Команда</text:p>
          </table:table-cell>
          <table:table-cell table:style-name="Таблица1.B1" office:value-type="string">
            <text:p text:style-name="P1">Вызов</text:p>
          </table:table-cell>
        </table:table-row>
        <table:table-row>
          <table:table-cell table:style-name="Таблица1.A2" office:value-type="string">
            <text:p text:style-name="Table_20_Contents">Шаблон страницы</text:p>
          </table:table-cell>
          <table:table-cell table:style-name="Таблица1.B2" office:value-type="string">
            <text:p text:style-name="P2">&lt;!doctype html&gt;</text:p>
            <text:p text:style-name="P2">&lt;html&gt;</text:p>
            <text:p text:style-name="P2">&lt;head&gt;</text:p>
            <text:p text:style-name="P2"><text:tab/>&lt;meta charset="UTF-8" /&gt;</text:p>
            <text:p text:style-name="P2"><text:tab/>&lt;title&gt;My page&lt;/title&gt;</text:p>
            <text:p text:style-name="P2"><text:tab/>&lt;link href="jquery-ui.css" rel="stylesheet"&gt;</text:p>
            <text:p text:style-name="P2"><text:tab/>&lt;style&gt;</text:p>
            <text:p text:style-name="P2"><text:tab/><text:tab/>body{</text:p>
            <text:p text:style-name="P2"><text:tab/><text:tab/><text:tab/>font-family: "Trebuchet MS", sans-serif;</text:p>
            <text:p text:style-name="P2"><text:tab/><text:tab/><text:tab/>margin: 50px;</text:p>
            <text:p text:style-name="P2"><text:tab/><text:tab/>}</text:p>
            <text:p text:style-name="P2"><text:tab/><text:tab/>.demoHeaders {</text:p>
            <text:p text:style-name="P2"><text:tab/><text:tab/><text:tab/>margin-top: 2em;</text:p>
            <text:p text:style-name="P2"><text:tab/><text:tab/>}</text:p>
            <text:p text:style-name="P2"><text:tab/><text:tab/>#dialog-link {</text:p>
            <text:p text:style-name="P2"><text:tab/><text:tab/><text:tab/>padding: .4em 1em .4em 20px;</text:p>
            <text:p text:style-name="P2"><text:tab/><text:tab/><text:tab/>text-decoration: none;</text:p>
            <text:p text:style-name="P2"><text:tab/><text:tab/><text:tab/>position: relative;</text:p>
            <text:p text:style-name="P2"><text:tab/><text:tab/>}</text:p>
            <text:p text:style-name="P2"><text:tab/><text:tab/>#dialog-link span.ui-icon {</text:p>
            <text:p text:style-name="P2"><text:tab/><text:tab/><text:tab/>margin: 0 5px 0 0;</text:p>
            <text:p text:style-name="P2"><text:tab/><text:tab/><text:tab/>position: absolute;</text:p>
            <text:p text:style-name="P2"><text:tab/><text:tab/><text:tab/>left: .2em;</text:p>
            <text:p text:style-name="P2"><text:tab/><text:tab/><text:tab/>top: 50%;</text:p>
            <text:p text:style-name="P2"><text:tab/><text:tab/><text:tab/>margin-top: -8px;</text:p>
            <text:p text:style-name="P2"><text:tab/><text:tab/>}</text:p>
            <text:p text:style-name="P2"><text:tab/><text:tab/>#icons {</text:p>
            <text:p text:style-name="P2"><text:tab/><text:tab/><text:tab/>margin: 0;</text:p>
            <text:p text:style-name="P2"><text:tab/><text:tab/><text:tab/>padding: 0;</text:p>
            <text:p text:style-name="P2"><text:tab/><text:tab/>}</text:p>
            <text:p text:style-name="P2"><text:tab/><text:tab/>#icons li {</text:p>
            <text:p text:style-name="P2"><text:tab/><text:tab/><text:tab/>margin: 2px;</text:p>
            <text:p text:style-name="P2"><text:tab/><text:tab/><text:tab/>position: relative;</text:p>
            <text:p text:style-name="P2"><text:tab/><text:tab/><text:tab/>padding: 4px 0;</text:p>
            <text:p text:style-name="P2"><text:tab/><text:tab/><text:tab/>cursor: pointer;</text:p>
            <text:p text:style-name="P2"><text:tab/><text:tab/><text:tab/>float: left;</text:p>
            <text:p text:style-name="P2"><text:tab/><text:tab/><text:tab/>list-style: none;</text:p>
            <text:p text:style-name="P2"><text:tab/><text:tab/>}</text:p>
            <text:p text:style-name="P2"><text:tab/><text:tab/>#icons span.ui-icon {</text:p>
            <text:p text:style-name="P2"><text:tab/><text:tab/><text:tab/>float: left;</text:p>
            <text:p text:style-name="P2"><text:tab/><text:tab/><text:tab/>margin: 0 4px;</text:p>
            <text:p text:style-name="P2"><text:tab/><text:tab/>}</text:p>
            <text:p text:style-name="P2"><text:tab/><text:tab/>.fakewindowcontain .ui-widget-overlay {</text:p>
            <text:p text:style-name="P2"><text:tab/><text:tab/><text:tab/>position: absolute;</text:p>
            <text:p text:style-name="P2"><text:tab/><text:tab/>}</text:p>
            <text:p text:style-name="P2"><text:tab/><text:tab/>select {</text:p>
            <text:p text:style-name="P2"><text:tab/><text:tab/><text:tab/>width: 200px;</text:p>
            <text:p text:style-name="P2"><text:tab/><text:tab/>}</text:p>
            <text:p text:style-name="P2"><text:tab/>&lt;/style&gt;</text:p>
            <text:p text:style-name="P2">&lt;/head&gt;</text:p>
            <text:p text:style-name="P2">&lt;body&gt;</text:p>
            <text:p text:style-name="P2"/>
            <text:p text:style-name="P2">&lt;p&gt;Hello world&lt;/p&gt;</text:p>
            <text:p text:style-name="P2"/>
            <text:p text:style-name="P2">&lt;/body&gt;</text:p>
            <text:p text:style-name="P2">&lt;/html&gt;</text:p>
          </table:table-cell>
        </table:table-row>
        <table:table-row table:style-name="Таблица1.3">
          <table:table-cell table:style-name="Таблица1.A2" office:value-type="string">
            <text:p text:style-name="P4">Создание гармошки</text:p>
          </table:table-cell>
          <table:table-cell table:style-name="Таблица1.B2" office:value-type="string">
            <text:p text:style-name="P2">&lt;div id="myAccordion_1"&gt;</text:p>
            <text:p text:style-name="P2"><text:tab/>&lt;h3&gt;Пункт 1&lt;/h3&gt;</text:p>
            <text:p text:style-name="P2"><text:tab/>&lt;div&gt;Текст первого пункта.&lt;/div&gt;</text:p>
            <text:p text:style-name="P2"><text:tab/>&lt;h3&gt;Пункт 2&lt;/h3&gt;</text:p>
            <text:p text:style-name="P2"><text:tab/>&lt;div&gt;Текст второго пункта.&lt;/div&gt;</text:p>
            <text:p text:style-name="P2"><text:tab/>&lt;h3&gt;Пункт 3&lt;/h3&gt;</text:p>
            <text:p text:style-name="P2"><text:tab/>&lt;div&gt;Текст третьего пункта.&lt;/div&gt;</text:p>
            <text:p text:style-name="P2">&lt;/div&gt;</text:p>
            <text:p text:style-name="P2"/>
            <text:p text:style-name="P3">&lt;script src="external/jquery/jquery.js"&gt;&lt;/script&gt;</text:p>
            <text:p text:style-name="P3">&lt;script src="jquery-ui.js"&gt;&lt;/script&gt;</text:p>
            <text:p text:style-name="P2"/>
            <text:p text:style-name="P2">&lt;script&gt;</text:p>
            <text:p text:style-name="P2"><text:tab/>$( "#myAccordion_1" ).accordion();</text:p>
            <text:p text:style-name="P2">&lt;/script&gt;</text:p>
          </table:table-cell>
        </table:table-row>
        <text:soft-page-break/>
        <table:table-row>
          <table:table-cell table:style-name="Таблица1.A2" office:value-type="string">
            <text:p text:style-name="Table_20_Contents">Создание кнопки</text:p>
          </table:table-cell>
          <table:table-cell table:style-name="Таблица1.B2" office:value-type="string">
            <text:p text:style-name="P2">&lt;button id="btn_1"&gt;Click me&lt;/button&gt;</text:p>
            <text:p text:style-name="P2"/>
            <text:p text:style-name="P3">&lt;script src="external/jquery/jquery.js"&gt;&lt;/script&gt;</text:p>
            <text:p text:style-name="P3">&lt;script src="jquery-ui.js"&gt;&lt;/script&gt;</text:p>
            <text:p text:style-name="P2"/>
            <text:p text:style-name="P2">&lt;script&gt;</text:p>
            <text:p text:style-name="P2"><text:tab/>$( "#btn_1" ).button();</text:p>
            <text:p text:style-name="P2">&lt;/script&gt;</text:p>
          </table:table-cell>
        </table:table-row>
        <table:table-row>
          <table:table-cell table:style-name="Таблица1.A2" office:value-type="string">
            <text:p text:style-name="Table_20_Contents">Создание радио-группы</text:p>
            <text:p text:style-name="Table_20_Contents"/>
          </table:table-cell>
          <table:table-cell table:style-name="Таблица1.B2" office:value-type="string">
            <text:p text:style-name="P2">&lt;form style="margin-top: 1em;"&gt;</text:p>
            <text:p text:style-name="P2"><text:tab/>&lt;div id="radioGroup_1"&gt;</text:p>
            <text:p text:style-name="P2"><text:tab/><text:tab/>&lt;input type="radio" id="r1" name="rad" checked="checked"&gt; &lt;label for="r1" onclick = 'f1()'&gt;Пункт 1&lt;/label&gt;</text:p>
            <text:p text:style-name="P2"><text:tab/><text:tab/>&lt;input type="radio" id="r2" name="rad"&gt; &lt;label for="r2" onclick = 'f2()'&gt;Пункт 2&lt;/label&gt;</text:p>
            <text:p text:style-name="P2"><text:tab/><text:tab/>&lt;input type="radio" id="r3" name="rad"&gt; &lt;label for="r3" onclick = 'f3()'&gt;Пункт 3&lt;/label&gt;</text:p>
            <text:p text:style-name="P2"><text:tab/>&lt;/div&gt;</text:p>
            <text:p text:style-name="P2">&lt;/form&gt;</text:p>
            <text:p text:style-name="P2"/>
            <text:p text:style-name="P3">&lt;script src="external/jquery/jquery.js"&gt;&lt;/script&gt;</text:p>
            <text:p text:style-name="P3">&lt;script src="jquery-ui.js"&gt;&lt;/script&gt;</text:p>
            <text:p text:style-name="P2"/>
            <text:p text:style-name="P2">&lt;script&gt;</text:p>
            <text:p text:style-name="P2"><text:tab/>$( "#radioGroup_1" ).buttonset();</text:p>
            <text:p text:style-name="P2">&lt;/script&gt;</text:p>
          </table:table-cell>
        </table:table-row>
        <table:table-row>
          <table:table-cell table:style-name="Таблица1.A2" office:value-type="string">
            <text:p text:style-name="Table_20_Contents">Создание выпадающего списка</text:p>
          </table:table-cell>
          <table:table-cell table:style-name="Таблица1.B2" office:value-type="string">
            <text:p text:style-name="P2">&lt;div id="my_list_1"&gt;</text:p>
            <text:p text:style-name="P2"><text:tab/>&lt;select id="sp_1"&gt;</text:p>
            <text:p text:style-name="P2"><text:tab/><text:tab/>&lt;option&gt;Maxim&lt;/option&gt;</text:p>
            <text:p text:style-name="P2"><text:tab/><text:tab/>&lt;option&gt;Nina&lt;/option&gt;</text:p>
            <text:p text:style-name="P2"><text:tab/><text:tab/>&lt;option&gt;Ann&lt;/option&gt;</text:p>
            <text:p text:style-name="P2"><text:tab/><text:tab/>&lt;option&gt;George&lt;/option&gt;</text:p>
            <text:p text:style-name="P2"><text:tab/>&lt;/select&gt;</text:p>
            <text:p text:style-name="P2">&lt;/div&gt;</text:p>
            <text:p text:style-name="P2"/>
            <text:p text:style-name="P3">&lt;script src="external/jquery/jquery.js"&gt;&lt;/script&gt;</text:p>
            <text:p text:style-name="P3">&lt;script src="jquery-ui.js"&gt;&lt;/script&gt;</text:p>
            <text:p text:style-name="P2"/>
            <text:p text:style-name="P2">&lt;script&gt;</text:p>
            <text:p text:style-name="P2"><text:tab/>$( "#my_list_1" ).controlgroup();</text:p>
            <text:p text:style-name="P2">&lt;/script&gt;</text:p>
          </table:table-cell>
        </table:table-row>
        <table:table-row>
          <table:table-cell table:style-name="Таблица1.A2" office:value-type="string">
            <text:p text:style-name="Table_20_Contents">Создание флажка</text:p>
          </table:table-cell>
          <table:table-cell table:style-name="Таблица1.B2" office:value-type="string">
            <text:p text:style-name="P2">&lt;div id="my_ch_1"&gt;</text:p>
            <text:p text:style-name="P2"><text:tab/>&lt;label for="ch_1"&gt;Флажок&lt;/label&gt;</text:p>
            <text:p text:style-name="P2"><text:tab/>&lt;input type="checkbox" name="ch_1" id="ch_1"&gt;</text:p>
            <text:p text:style-name="P2">&lt;/div&gt;</text:p>
            <text:p text:style-name="P2"/>
            <text:p text:style-name="P3">&lt;script src="external/jquery/jquery.js"&gt;&lt;/script&gt;</text:p>
            <text:p text:style-name="P3">&lt;script src="jquery-ui.js"&gt;&lt;/script&gt;</text:p>
            <text:p text:style-name="P2"/>
            <text:p text:style-name="P2">&lt;script&gt;</text:p>
            <text:p text:style-name="P2"><text:tab/>$( "#my_ch_1" ).controlgroup();</text:p>
            <text:p text:style-name="P2">&lt;/script&gt;</text:p>
          </table:table-cell>
        </table:table-row>
        <table:table-row>
          <table:table-cell table:style-name="Таблица1.A2" office:value-type="string">
            <text:p text:style-name="Table_20_Contents">Проверка, стоит ли галочка у флажка</text:p>
          </table:table-cell>
          <table:table-cell table:style-name="Таблица1.B2" office:value-type="string">
            <text:p text:style-name="P2">var s = document.getElementById('ch_1').checked;</text:p>
          </table:table-cell>
        </table:table-row>
        <table:table-row table:style-name="Таблица1.9">
          <table:table-cell table:style-name="Таблица1.A2" office:value-type="string">
            <text:p text:style-name="Table_20_Contents">Создание горизонтального меню</text:p>
          </table:table-cell>
          <table:table-cell table:style-name="Таблица1.B2" office:value-type="string">
            <text:p text:style-name="P2">&lt;div id="my_menu_1"&gt;</text:p>
            <text:p text:style-name="P2"><text:tab/>&lt;ul&gt;</text:p>
            <text:p text:style-name="P2"><text:tab/><text:tab/>&lt;li&gt;&lt;a href="#m_1"&gt;Номер 1&lt;/a&gt;&lt;/li&gt;</text:p>
            <text:p text:style-name="P2"><text:tab/><text:tab/>&lt;li&gt;&lt;a href="#m_2"&gt;Номер 2&lt;/a&gt;&lt;/li&gt;</text:p>
            <text:p text:style-name="P2"><text:tab/><text:tab/>&lt;li&gt;&lt;a href="#m_3"&gt;Номер 3&lt;/a&gt;&lt;/li&gt;</text:p>
            <text:p text:style-name="P2"><text:tab/>&lt;/ul&gt;</text:p>
            <text:p text:style-name="P2"><text:tab/>&lt;div id="m_1"&gt;Текст под первым номером.&lt;/div&gt;</text:p>
            <text:p text:style-name="P2"><text:tab/>&lt;div id="m_2"&gt;Текст под номером два.&lt;/div&gt;</text:p>
            <text:p text:style-name="P2"><text:tab/>&lt;div id="m_3"&gt;Текст под номером три.&lt;/div&gt;</text:p>
            <text:p text:style-name="P2">&lt;/div&gt;</text:p>
            <text:p text:style-name="P2"/>
            <text:p text:style-name="P3">&lt;script src="external/jquery/jquery.js"&gt;&lt;/script&gt;</text:p>
            <text:p text:style-name="P3">&lt;script src="jquery-ui.js"&gt;&lt;/script&gt;</text:p>
            <text:p text:style-name="P2"/>
            <text:p text:style-name="P2">&lt;script&gt;</text:p>
            <text:p text:style-name="P2"><text:tab/>$( "#my_menu_1" ).tabs();</text:p>
            <text:p text:style-name="P2">&lt;/script&gt;</text:p>
          </table:table-cell>
        </table:table-row>
        <text:soft-page-break/>
        <table:table-row>
          <table:table-cell table:style-name="Таблица1.A2" office:value-type="string">
            <text:p text:style-name="Table_20_Contents">Создание диалогового окна</text:p>
          </table:table-cell>
          <table:table-cell table:style-name="Таблица1.B2" office:value-type="string">
            <text:p text:style-name="P2">&lt;div id="my_dialog_1" title="Заголовок диалогового окна"&gt;</text:p>
            <text:p text:style-name="P2"><text:tab/>&lt;p&gt;Это текст внутри данного окна.&lt;/p&gt;</text:p>
            <text:p text:style-name="P2">&lt;/div&gt;</text:p>
            <text:p text:style-name="P2"/>
            <text:p text:style-name="P3">&lt;script src="external/jquery/jquery.js"&gt;&lt;/script&gt;</text:p>
            <text:p text:style-name="P3">&lt;script src="jquery-ui.js"&gt;&lt;/script&gt;</text:p>
            <text:p text:style-name="P2"/>
            <text:p text:style-name="P2">&lt;script&gt;</text:p>
            <text:p text:style-name="P2"/>
            <text:p text:style-name="P2"><text:tab/>$( "#my_dialog_1" ).dialog({</text:p>
            <text:p text:style-name="P2"><text:tab/>autoOpen: false,</text:p>
            <text:p text:style-name="P2"><text:tab/>width: 400,</text:p>
            <text:p text:style-name="P2"><text:tab/>buttons: [</text:p>
            <text:p text:style-name="P2"><text:tab/><text:tab/>{</text:p>
            <text:p text:style-name="P2"><text:tab/><text:tab/><text:tab/>text: "Button 1",</text:p>
            <text:p text:style-name="P2"><text:tab/><text:tab/><text:tab/>click: function() </text:p>
            <text:p text:style-name="P2"><text:tab/><text:tab/><text:tab/>{</text:p>
            <text:p text:style-name="P2"><text:tab/><text:tab/><text:tab/><text:tab/>alert("111");</text:p>
            <text:p text:style-name="P2"><text:tab/><text:tab/><text:tab/><text:tab/>$( this ).dialog( "close" );</text:p>
            <text:p text:style-name="P2"><text:tab/><text:tab/><text:tab/>}</text:p>
            <text:p text:style-name="P2"><text:tab/><text:tab/>}<text:span text:style-name="T1">,</text:span></text:p>
            <text:p text:style-name="P2"><text:tab/><text:tab/>{</text:p>
            <text:p text:style-name="P2"><text:tab/><text:tab/><text:tab/>text: "Button 2",</text:p>
            <text:p text:style-name="P2"><text:tab/><text:tab/><text:tab/>click: function() </text:p>
            <text:p text:style-name="P2"><text:tab/><text:tab/><text:tab/>{</text:p>
            <text:p text:style-name="P2"><text:tab/><text:tab/><text:tab/><text:tab/>alert("222");</text:p>
            <text:p text:style-name="P2"><text:tab/><text:tab/><text:tab/><text:tab/>$( this ).dialog( "close" );</text:p>
            <text:p text:style-name="P2"><text:tab/><text:tab/><text:tab/>}</text:p>
            <text:p text:style-name="P2"><text:tab/><text:tab/>}<text:span text:style-name="T1">,</text:span></text:p>
            <text:p text:style-name="P2"><text:tab/><text:tab/>{</text:p>
            <text:p text:style-name="P2"><text:tab/><text:tab/><text:tab/>text: "Button 3",</text:p>
            <text:p text:style-name="P2"><text:tab/><text:tab/><text:tab/>click: function() </text:p>
            <text:p text:style-name="P2"><text:tab/><text:tab/><text:tab/>{</text:p>
            <text:p text:style-name="P2"><text:tab/><text:tab/><text:tab/><text:tab/>alert("333");</text:p>
            <text:p text:style-name="P2"><text:tab/><text:tab/><text:tab/><text:tab/>$( this ).dialog( "close" );</text:p>
            <text:p text:style-name="P2"><text:tab/><text:tab/><text:tab/>}</text:p>
            <text:p text:style-name="P2"><text:tab/><text:tab/>}</text:p>
            <text:p text:style-name="P2"><text:tab/>]</text:p>
            <text:p text:style-name="P2"><text:tab/>});</text:p>
            <text:p text:style-name="P2"/>
            <text:p text:style-name="P2"><text:tab/><text:span text:style-name="T1">$( "#my_dialog_1" ).dialog( "open" );</text:span></text:p>
            <text:p text:style-name="P2"><text:tab/></text:p>
            <text:p text:style-name="P2">&lt;/script&gt;</text:p>
          </table:table-cell>
        </table:table-row>
        <table:table-row>
          <table:table-cell table:style-name="Таблица1.A2" office:value-type="string">
            <text:p text:style-name="Table_20_Contents">Создание счётчика</text:p>
          </table:table-cell>
          <table:table-cell table:style-name="Таблица1.B2" office:value-type="string">
            <text:p text:style-name="P2">&lt;input id="my_sp_4" placeholder = 'Номер' value = '18'&gt;</text:p>
            <text:p text:style-name="P2"/>
            <text:p text:style-name="P3">&lt;script src="external/jquery/jquery.js"&gt;&lt;/script&gt;</text:p>
            <text:p text:style-name="P3">&lt;script src="jquery-ui.js"&gt;&lt;/script&gt;</text:p>
            <text:p text:style-name="P2"/>
            <text:p text:style-name="P2">&lt;script&gt;</text:p>
            <text:p text:style-name="P2"><text:tab/>$( "#my_sp_4" ).spinner();</text:p>
            <text:p text:style-name="P2">&lt;/script&gt;</text:p>
          </table:table-cell>
        </table:table-row>
        <table:table-row>
          <table:table-cell table:style-name="Таблица1.B2" table:number-columns-spanned="2" office:value-type="string">
            <text:p text:style-name="P1">Перетаскиваемый бокс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здание бокса, который можно перетаскивать</text:p>
          </table:table-cell>
          <table:table-cell table:style-name="Таблица1.B2" office:value-type="string">
            <text:p text:style-name="P2">&lt;div id="<text:span text:style-name="T1">my_drag_box</text:span>" class="ui-widget-content"&gt;</text:p>
            <text:p text:style-name="P2"><text:s text:c="2"/>&lt;p&gt;Drag me around&lt;/p&gt;</text:p>
            <text:p text:style-name="P2">&lt;/div&gt;</text:p>
            <text:p text:style-name="P2"/>
            <text:p text:style-name="P3">&lt;script src="external/jquery/jquery.js"&gt;&lt;/script&gt;</text:p>
            <text:p text:style-name="P2"><text:span text:style-name="T1">&lt;script src="jquery-ui.js"&gt;&lt;/script&gt;</text:span></text:p>
            <text:p text:style-name="P2"/>
            <text:p text:style-name="P2">&lt;script&gt;</text:p>
            <text:p text:style-name="P2"><text:s text:c="4"/>$( "<text:span text:style-name="T1">#my_drag_box</text:span>" ).draggable();</text:p>
            <text:p text:style-name="P2">&lt;/script&gt;</text:p>
          </table:table-cell>
        </table:table-row>
        <table:table-row>
          <table:table-cell table:style-name="Таблица1.A2" office:value-type="string">
            <text:p text:style-name="Table_20_Contents">Стиль для бокса</text:p>
          </table:table-cell>
          <table:table-cell table:style-name="Таблица1.B2" office:value-type="string">
            <text:p text:style-name="P2">#my_drag_box { width: 150px; height: 150px; padding: 0.5em; background-color: #CCCCCC;}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Maxim</meta:initial-creator>
    <meta:creation-date>2017-02-02T11:50:19.10</meta:creation-date>
    <meta:generator>OpenOffice/4.1.1$Win32 OpenOffice.org_project/411m6$Build-9775</meta:generator>
    <dc:date>2017-02-02T16:22:31</dc:date>
    <dc:creator>Максим Maxim</dc:creator>
    <meta:editing-duration>PT4H31M55S</meta:editing-duration>
    <meta:editing-cycles>34</meta:editing-cycles>
    <meta:document-statistic meta:table-count="1" meta:image-count="0" meta:object-count="0" meta:page-count="3" meta:paragraph-count="192" meta:word-count="431" meta:character-count="4199"/>
  </office:meta>
</office:document-meta>
</file>